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2" svg:font-family="'Times New 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top="0in" fo:margin-bottom="0.0799in" style:contextual-spacing="false" fo:text-align="center" style:justify-single-word="false"/>
      <style:text-properties fo:font-size="12pt" style:font-size-asian="12pt" style:font-size-complex="12pt"/>
    </style:style>
    <style:style style:name="P3" style:family="paragraph" style:parent-style-name="Text_20_body">
      <style:paragraph-properties fo:margin-top="0in" fo:margin-bottom="0.0799in" style:contextual-spacing="false" fo:text-align="start" style:justify-single-word="false"/>
      <style:text-properties fo:font-size="12pt" style:font-size-asian="12pt" style:font-size-complex="12pt"/>
    </style:style>
    <style:style style:name="P4" style:family="paragraph" style:parent-style-name="Text_20_body">
      <style:paragraph-properties fo:margin-top="0in" fo:margin-bottom="0.0799in" style:contextual-spacing="false" fo:text-align="start" style:justify-single-word="false"/>
      <style:text-properties fo:font-size="12pt" officeooo:paragraph-rsid="001fedca" style:font-size-asian="12pt" style:font-size-complex="12pt"/>
    </style:style>
    <style:style style:name="P5" style:family="paragraph" style:parent-style-name="Text_20_body">
      <style:paragraph-properties fo:margin-top="0in" fo:margin-bottom="0.0799in" style:contextual-spacing="false" fo:text-align="start" style:justify-single-word="false"/>
      <style:text-properties fo:font-size="12pt" officeooo:rsid="001e6bed" style:font-size-asian="12pt" style:font-size-complex="12pt"/>
    </style:style>
    <style:style style:name="P6" style:family="paragraph" style:parent-style-name="Text_20_body">
      <style:paragraph-properties fo:margin-top="0in" fo:margin-bottom="0.0799in" style:contextual-spacing="false" fo:text-align="start" style:justify-single-word="false"/>
      <style:text-properties fo:font-size="12pt" officeooo:rsid="001e6bed" officeooo:paragraph-rsid="001e6bed" style:font-size-asian="12pt" style:font-size-complex="12pt"/>
    </style:style>
    <style:style style:name="P7" style:family="paragraph" style:parent-style-name="Text_20_body">
      <style:paragraph-properties fo:margin-top="0in" fo:margin-bottom="0.0799in" style:contextual-spacing="false" fo:text-align="start" style:justify-single-word="false"/>
      <style:text-properties fo:font-size="12pt" fo:font-style="italic" officeooo:rsid="001fedca" officeooo:paragraph-rsid="001fedca" style:font-size-asian="12pt" style:font-style-asian="italic" style:font-size-complex="12pt" style:font-style-complex="italic"/>
    </style:style>
    <style:style style:name="P8" style:family="paragraph" style:parent-style-name="Text_20_body">
      <style:paragraph-properties fo:margin-top="0in" fo:margin-bottom="0.0799in" style:contextual-spacing="false" fo:text-align="start" style:justify-single-word="false"/>
      <style:text-properties fo:font-size="12pt" officeooo:rsid="001fedca" officeooo:paragraph-rsid="001fedca" style:font-size-asian="12pt" style:font-size-complex="12pt"/>
    </style:style>
    <style:style style:name="P9" style:family="paragraph" style:parent-style-name="Text_20_body">
      <style:paragraph-properties fo:margin-top="0in" fo:margin-bottom="0.0799in" style:contextual-spacing="false" fo:text-align="start" style:justify-single-word="false"/>
      <style:text-properties fo:font-size="12pt" officeooo:rsid="001fedca" officeooo:paragraph-rsid="00226b2e" style:font-size-asian="12pt" style:font-size-complex="12pt"/>
    </style:style>
    <style:style style:name="P10" style:family="paragraph" style:parent-style-name="Text_20_body">
      <style:paragraph-properties fo:margin-top="0in" fo:margin-bottom="0.0799in" style:contextual-spacing="false" fo:text-align="start" style:justify-single-word="false"/>
      <style:text-properties fo:font-size="12pt" style:font-size-asian="12pt" style:font-size-complex="12pt"/>
    </style:style>
    <style:style style:name="P11" style:family="paragraph" style:parent-style-name="Text_20_body">
      <style:paragraph-properties fo:margin-top="0in" fo:margin-bottom="0.0799in" style:contextual-spacing="false" fo:text-align="start" style:justify-single-word="false"/>
      <style:text-properties fo:font-size="12pt" officeooo:paragraph-rsid="001fedca" style:font-size-asian="12pt" style:font-size-complex="12pt"/>
    </style:style>
    <style:style style:name="P12" style:family="paragraph" style:parent-style-name="Text_20_body">
      <style:paragraph-properties fo:margin-top="0in" fo:margin-bottom="0.0799in" style:contextual-spacing="false" fo:text-align="start" style:justify-single-word="false"/>
      <style:text-properties fo:font-size="12pt" officeooo:paragraph-rsid="00226b2e" style:font-size-asian="12pt" style:font-size-complex="12pt"/>
    </style:style>
    <style:style style:name="P13" style:family="paragraph" style:parent-style-name="Text_20_body">
      <style:paragraph-properties fo:margin-top="0in" fo:margin-bottom="0.0799in" style:contextual-spacing="false" fo:text-align="start" style:justify-single-word="false"/>
      <style:text-properties fo:font-variant="normal" fo:text-transform="none" fo:color="#000000" style:font-name="Times New Roman1" fo:font-size="12pt" fo:letter-spacing="normal" fo:font-style="normal" fo:font-weight="normal" officeooo:rsid="0021eb9c" officeooo:paragraph-rsid="001e6bed" style:font-size-asian="12pt" style:font-style-asian="normal" style:font-weight-asian="normal" style:font-size-complex="12pt" style:font-style-complex="normal" style:font-weight-complex="normal"/>
    </style:style>
    <style:style style:name="P14" style:family="paragraph" style:parent-style-name="Text_20_body">
      <style:paragraph-properties fo:margin-top="0in" fo:margin-bottom="0.0799in" style:contextual-spacing="false" fo:text-align="start" style:justify-single-word="false"/>
      <style:text-properties style:font-name="Times New Roman1" fo:font-size="12pt" fo:font-style="normal" fo:font-weight="normal" officeooo:rsid="0021eb9c" officeooo:paragraph-rsid="001e6bed" style:font-size-asian="12pt" style:font-style-asian="normal" style:font-weight-asian="normal" style:font-size-complex="12pt" style:font-style-complex="normal" style:font-weight-complex="normal"/>
    </style:style>
    <style:style style:name="P15" style:family="paragraph" style:parent-style-name="Text_20_body">
      <style:paragraph-properties fo:margin-top="0in" fo:margin-bottom="0.0799in" style:contextual-spacing="false" fo:text-align="start" style:justify-single-word="false"/>
      <style:text-properties style:font-name="Times New Roman1" fo:font-size="12pt" fo:font-style="normal" fo:font-weight="normal" officeooo:rsid="0021eb9c" officeooo:paragraph-rsid="00226b2e" style:font-size-asian="12pt" style:font-style-asian="normal" style:font-weight-asian="normal" style:font-size-complex="12pt" style:font-style-complex="normal" style:font-weight-complex="normal"/>
    </style:style>
    <style:style style:name="P16" style:family="paragraph" style:parent-style-name="Text_20_body">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7" style:family="paragraph" style:parent-style-name="Text_20_body">
      <style:paragraph-properties fo:orphans="2" fo:widows="2"/>
      <style:text-properties fo:font-variant="normal" fo:text-transform="none" fo:color="#000000" style:font-name="Times New Roman1" fo:font-size="12pt" fo:letter-spacing="normal" fo:font-style="normal" fo:font-weight="normal"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1fedca" style:font-weight-asian="bold" style:font-weight-complex="bold"/>
    </style:style>
    <style:style style:name="T3" style:family="text">
      <style:text-properties fo:font-style="normal" officeooo:rsid="00226b2e" style:font-style-asian="normal" style:font-style-complex="normal"/>
    </style:style>
    <style:style style:name="T4" style:family="text">
      <style:text-properties officeooo:rsid="00226b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eprogramming Assignment <text:span text:style-name="T4">7</text:span></text:p>
      <text:p text:style-name="P2"/>
      <text:p text:style-name="P3"><text:span text:style-name="T1">Name</text:span>: Mark Hunsinger</text:p>
      <text:p text:style-name="P4"><text:span text:style-name="T1">Files</text:span>: </text:p>
      <text:p text:style-name="P12"><text:span text:style-name="T4">assign7.cpp, binarytree.cpp, binarytree.h</text:span></text:p>
      <text:p text:style-name="P4"><text:span text:style-name="T1">Description</text:span>: </text:p>
      <text:p text:style-name="P12"><text:span text:style-name="T4">This program implements a complete binary tree to perform functions such as add, delete, display level, inorder traversal, preorder traversal, postorder traversal, print height, print number of elements, and print whether or not it is a full binary tree.</text:span></text:p>
      <text:p text:style-name="P3"><text:span text:style-name="T1">Valid Input</text:span>:</text:p>
      <text:p text:style-name="P3"><text:tab/><text:span text:style-name="T4">Positive integer data stored into tree</text:span></text:p>
      <text:p text:style-name="P3"><text:span text:style-name="T4"><text:tab/>Menu integer item 1 through 9</text:span></text:p>
      <text:p text:style-name="P3"><text:span text:style-name="T1">Invalid Input</text:span>:</text:p>
      <text:p text:style-name="P4"><text:tab/><text:span text:style-name="T3">Any negative integer value</text:span></text:p>
      <text:p text:style-name="P4"><text:span text:style-name="T3"><text:tab/>Menu item not an integer value 1-9</text:span></text:p>
      <text:p text:style-name="P7">Part 1</text:p>
      <text:p text:style-name="P5"><text:span text:style-name="T1">Input Stream </text:span><text:span text:style-name="T2">1</text:span>:</text:p>
      <text:p text:style-name="P6">Mark Hunsinger</text:p>
      <text:p text:style-name="P9"><text:span text:style-name="T4">Array implementation of a complete binary tree</text:span></text:p>
      <text:p text:style-name="P9"><text:span text:style-name="T4">This program implements a complete binary tree to perform functions such as add, delete, display level, inorder traversal, preorder traversal, postorder traversal, print height, print number of elements, and print whether or not it is a full binary tree.</text:span></text:p>
      <text:p text:style-name="P8">----------</text:p>
      <text:p text:style-name="P13">1. Add an element to the binary tree.</text:p>
      <text:p text:style-name="P17">2. Delete an element from the tree.</text:p>
      <text:p text:style-name="P17">3. <text:span text:style-name="T4">D</text:span>isplay level i of the tree. You must prompt the user for i.</text:p>
      <text:p text:style-name="P17">4. Inorder traversal.</text:p>
      <text:p text:style-name="P17">5. <text:span text:style-name="T4">P</text:span>reorder traversal.</text:p>
      <text:p text:style-name="P17">6. Postorder traversal.</text:p>
      <text:p text:style-name="P16">7. Print the height of the tree.</text:p>
      <text:p text:style-name="P16">8. Print the number of elements in the tree.</text:p>
      <text:p text:style-name="P16">9. <text:span text:style-name="T4">P</text:span>rints a message stating whether the tree is a full binary tree or not.</text:p>
      <text:p text:style-name="P16">10. Exit.</text:p>
      <text:p text:style-name="P17"><text:soft-page-break/></text:p>
      <text:p text:style-name="P14"/>
      <text:p text:style-name="P14">*** <text:span text:style-name="T4">Insert items 1 through 7 into the tree ***</text:span></text:p>
      <text:p text:style-name="P15"><text:span text:style-name="T4">Height of the tree is 3.</text:span></text:p>
      <text:p text:style-name="P15"><text:span text:style-name="T4">Tree is a full binary tree.</text:span></text:p>
      <text:p text:style-name="P15"><text:span text:style-name="T4">Height of the tree is 3.</text:span></text:p>
      <text:p text:style-name="P15"><text:span text:style-name="T4">Insert 8 into the tree.</text:span></text:p>
      <text:p text:style-name="P15"><text:span text:style-name="T4">Tree is not a full binary tree.</text:span></text:p>
      <text:p text:style-name="P15"><text:span text:style-name="T4">Number of elements is 8.</text:span></text:p>
      <text:p text:style-name="P15"><text:span text:style-name="T4">Height of the tree is 4.</text:span></text:p>
      <text:p text:style-name="P15"><text:span text:style-name="T4">*** Insert items 9 through 14 into the tree ***</text:span></text:p>
      <text:p text:style-name="P15"><text:span text:style-name="T4">Tree is not a full binary tree.</text:span></text:p>
      <text:p text:style-name="P15"><text:span text:style-name="T4">Number of elements is 14.</text:span></text:p>
      <text:p text:style-name="P15"><text:span text:style-name="T4">Height of the tree is 4.</text:span></text:p>
      <text:p text:style-name="P15"><text:span text:style-name="T4">*** Insert 15 into the tree ***</text:span></text:p>
      <text:p text:style-name="P15"><text:span text:style-name="T4">Tree is a full binary tree.</text:span></text:p>
      <text:p text:style-name="P15"><text:span text:style-name="T4">Number of elements is 15.</text:span></text:p>
      <text:p text:style-name="P15"><text:span text:style-name="T4">Height of the tree is 4.</text:span></text:p>
      <text:p text:style-name="P15"><text:span text:style-name="T4">Level 1: 1.</text:span></text:p>
      <text:p text:style-name="P15"><text:span text:style-name="T4">Level 2: 2 3.</text:span></text:p>
      <text:p text:style-name="P15"><text:span text:style-name="T4">Level 3: 4 5 6 7</text:span></text:p>
      <text:p text:style-name="P15"><text:span text:style-name="T4">Level 4: 8 9 10 11 12 13 14 15</text:span></text:p>
      <text:p text:style-name="P15"><text:span text:style-name="T4">Level 5: No level 5.</text:span></text:p>
      <text:p text:style-name="P15"><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2" svg:font-family="'Times New 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1in"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ark Hunsing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Hunsinger</meta:initial-creator>
    <meta:creation-date>2013-02-22T11:47:18</meta:creation-date>
    <dc:date>2013-04-10T13:52:50</dc:date>
    <meta:editing-duration>PT6M53S</meta:editing-duration>
    <meta:editing-cycles>8</meta:editing-cycles>
    <meta:generator>LibreOffice/3.6$Linux_X86_64 LibreOffice_project/360m1$Build-2</meta:generator>
    <meta:document-statistic meta:table-count="0" meta:image-count="0" meta:object-count="0" meta:page-count="2" meta:paragraph-count="50" meta:word-count="335" meta:character-count="1785" meta:non-whitespace-character-count="1494"/>
  </office:meta>
</office:document-meta>
</file>